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499cm" table:align="margins"/>
    </style:style>
    <style:style style:name="Table1.A" style:family="table-column">
      <style:table-column-properties style:column-width="13.75cm" style:rel-column-width="32767*"/>
    </style:style>
    <style:style style:name="Table1.B" style:family="table-column">
      <style:table-column-properties style:column-width="13.75cm" style:rel-column-width="32768*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" style:family="table">
      <style:table-properties style:width="28.099cm" fo:margin-left="-0.307cm" table:align="left" style:may-break-between-rows="true"/>
    </style:style>
    <style:style style:name="Table2.A" style:family="table-column">
      <style:table-column-properties style:column-width="0.494cm"/>
    </style:style>
    <style:style style:name="Table2.B" style:family="table-column">
      <style:table-column-properties style:column-width="1.605cm"/>
    </style:style>
    <style:style style:name="Table2.C" style:family="table-column">
      <style:table-column-properties style:column-width="4.498cm"/>
    </style:style>
    <style:style style:name="Table2.E" style:family="table-column">
      <style:table-column-properties style:column-width="4.604cm"/>
    </style:style>
    <style:style style:name="Table2.F" style:family="table-column">
      <style:table-column-properties style:column-width="2.293cm"/>
    </style:style>
    <style:style style:name="Table2.G" style:family="table-column">
      <style:table-column-properties style:column-width="1.693cm"/>
    </style:style>
    <style:style style:name="Table2.H" style:family="table-column">
      <style:table-column-properties style:column-width="3.51cm"/>
    </style:style>
    <style:style style:name="Table2.I" style:family="table-column">
      <style:table-column-properties style:column-width="1.393cm"/>
    </style:style>
    <style:style style:name="Table2.J" style:family="table-column">
      <style:table-column-properties style:column-width="1.111cm"/>
    </style:style>
    <style:style style:name="Table2.K" style:family="table-column">
      <style:table-column-properties style:column-width="1.887cm"/>
    </style:style>
    <style:style style:name="Table2.L" style:family="table-column">
      <style:table-column-properties style:column-width="3.404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dde8cb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L1" style:family="table-cell">
      <style:table-cell-properties style:vertical-align="middle" fo:background-color="#dde8cb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L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3" style:family="paragraph" style:parent-style-name="Text_20_body">
      <style:paragraph-properties fo:margin-top="0cm" fo:margin-bottom="0cm" loext:contextual-spacing="false" fo:line-height="100%" fo:text-align="end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1a6e54e" officeooo:paragraph-rsid="01a86419" style:font-name-asian="游ゴシック1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247b1b8" style:font-name-asian="游ゴシック1" style:font-size-asian="9pt" style:language-asian="ja" style:country-asian="JP" style:font-size-complex="9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shadow="none">
        <style:tab-stops/>
      </style:paragraph-properties>
      <style:text-properties style:font-name="游ゴシック1" fo:font-size="14pt" fo:language="en" fo:country="US" fo:font-weight="bold" officeooo:rsid="0062d528" officeooo:paragraph-rsid="01a86419" style:font-name-asian="游ゴシック1" style:font-size-asian="14pt" style:language-asian="zh" style:country-asian="TW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style:font-name="游ゴシック1" fo:font-size="7pt" style:font-name-asian="游ゴシック1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游ゴシック1" fo:font-size="7pt" officeooo:rsid="0265b102" officeooo:paragraph-rsid="0265b102" style:font-name-asian="游ゴシック1" style:font-size-asian="7pt" style:font-size-complex="7pt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游ゴシック1" fo:font-size="12pt" fo:font-style="normal" fo:text-shadow="none" style:text-underline-style="none" fo:font-weight="normal" style:font-name-asian="游ゴシック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1" fo:font-size="12pt" fo:font-style="normal" fo:text-shadow="none" style:text-underline-style="none" fo:font-weight="normal" style:font-name-asian="游ゴシック1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.101cm" fo:margin-bottom="0.101cm" loext:contextual-spacing="false" fo:text-align="end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.101cm" fo:margin-bottom="0.101cm" loext:contextual-spacing="false" fo:text-align="start" style:justify-single-word="false"/>
    </style:style>
    <style:style style:name="P17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paragraph-rsid="0266541c"/>
    </style:style>
    <style:style style:name="P18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fo:color="#ce181e" style:font-name="游ゴシック1" fo:font-size="9pt" fo:language="en" fo:country="US" fo:font-weight="normal" officeooo:rsid="026b9d93" officeooo:paragraph-rsid="026b9d93" style:font-name-asian="游ゴシック1" style:font-size-asian="9pt" style:language-asian="ja" style:country-asian="JP" style:font-weight-asian="normal" style:font-size-complex="9pt" style:font-weight-complex="normal"/>
    </style:style>
    <style:style style:name="P19" style:family="paragraph" style:parent-style-name="Standard" style:master-page-name="Standard">
      <style:paragraph-properties style:page-number="auto"/>
    </style:style>
    <style:style style:name="T1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555e46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5e1217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6541c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891f0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e130e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f4ced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7" style:family="text">
      <style:text-properties style:font-name="游ゴシック1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8" style:family="text">
      <style:text-properties style:font-name="游ゴシック1" style:font-name-asian="游ゴシック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o.company_id.name"/>
        <text:user-field-decl office:value-type="string" office:string-value="PartnerDisplayName" text:name="py3o.l.partner_id.display_name"/>
        <text:user-field-decl office:value-type="string" office:string-value="ZIP" text:name="py3o.l.partner_id.zip"/>
        <text:user-field-decl office:value-type="string" office:string-value="Phone" text:name="py3o.l.partner_id.phone"/>
        <text:user-field-decl office:value-type="string" office:string-value="ProductCode" text:name="py3o.l.move_id.product_id.default_code"/>
        <text:user-field-decl office:value-type="string" office:string-value="ProductName" text:name="py3o.l.move_id.product_id.name"/>
        <text:user-field-decl office:value-type="string" office:string-value="Unit" text:name="py3o.l.move_id.product_uom.name"/>
        <text:user-field-decl office:value-type="string" office:string-value="Quantity" text:name="py3o.l.quantity"/>
        <text:user-field-decl office:value-type="string" office:string-value="PartnerRef" text:name="py3o.l.partner_id.ref"/>
        <text:user-field-decl office:value-type="string" office:string-value="CarrierName" text:name="py3o.o.batch_id.carrier_id.name"/>
        <text:user-field-decl office:value-type="string" office:string-value="ShipDate" text:name="py3o.o.batch_id.ship_date"/>
        <text:user-field-decl office:value-type="string" office:string-value="UserName" text:name="py3o.o.batch_id.user_id.name"/>
        <text:user-field-decl office:value-type="string" office:string-value="Instruction" text:name="py3o.o.batch_id.instruction"/>
        <text:user-field-decl office:value-type="string" office:string-value="DeliveryDueDate" text:name="py3o.l.picking_id.delivery_due_report_date"/>
        <text:user-field-decl office:value-type="string" office:string-value="Quantity" text:name="py3o.l.report_qty"/>
        <text:user-field-decl office:value-type="string" office:string-value="Unit" text:name="py3o.l.report_uom"/>
      </text:user-field-decls>
      <text:p text:style-name="P19"><text:a xlink:type="simple" xlink:href="py3o://for=%22o%20in%20objects%22" text:style-name="Internet_20_link" text:visited-style-name="Visited_20_Internet_20_Link"><text:span text:style-name="T8">for="o in objects"</text:span></text:a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text:user-field-get text:name="py3o.o.batch_id.carrier_id.name">CarrierName</text:user-field-get>　御中</text:p>
          </table:table-cell>
          <table:table-cell table:style-name="Table1.A1" office:value-type="string">
            <text:p text:style-name="P11"><text:user-field-get text:name="py3o.o.batch_id.ship_date">ShipDate</text:user-field-get></text:p>
          </table:table-cell>
        </table:table-row>
      </table:table>
      <text:p text:style-name="P5"/>
      <text:p text:style-name="P7">配送依頼書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header-rows>
          <table:table-row table:style-name="Table2.1">
            <table:table-cell table:style-name="Table2.A1" office:value-type="string">
              <text:p text:style-name="P10"/>
            </table:table-cell>
            <table:table-cell table:style-name="Table2.A1" office:value-type="string">
              <text:p text:style-name="P9">得意先コード</text:p>
            </table:table-cell>
            <table:table-cell table:style-name="Table2.A1" office:value-type="string">
              <text:p text:style-name="P9">配送先</text:p>
            </table:table-cell>
            <table:table-cell table:style-name="Table2.A1" office:value-type="string">
              <text:p text:style-name="P13">〒</text:p>
            </table:table-cell>
            <table:table-cell table:style-name="Table2.A1" office:value-type="string">
              <text:p text:style-name="P13">住所</text:p>
            </table:table-cell>
            <table:table-cell table:style-name="Table2.A1" office:value-type="string">
              <text:p text:style-name="P13">TEL</text:p>
            </table:table-cell>
            <table:table-cell table:style-name="Table2.A1" office:value-type="string">
              <text:p text:style-name="P13">商品コード</text:p>
            </table:table-cell>
            <table:table-cell table:style-name="Table2.A1" office:value-type="string">
              <text:p text:style-name="P13">商品名</text:p>
            </table:table-cell>
            <table:table-cell table:style-name="Table2.A1" office:value-type="string">
              <text:p text:style-name="P13">数量</text:p>
            </table:table-cell>
            <table:table-cell table:style-name="Table2.A1" office:value-type="string">
              <text:p text:style-name="P13">単位</text:p>
            </table:table-cell>
            <table:table-cell table:style-name="Table2.A1" office:value-type="string">
              <text:p text:style-name="P13">納品日</text:p>
            </table:table-cell>
            <table:table-cell table:style-name="Table2.L1" office:value-type="string">
              <text:p text:style-name="P13">備考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8"><text:a xlink:type="simple" xlink:href="py3o://for=%22l%20in%20o.line_ids%22" text:style-name="Internet_20_link" text:visited-style-name="Visited_20_Internet_20_Link"><text:span text:style-name="T2">for="l in o.line_ids"</text:span></text:a>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L2" office:value-type="string">
            <text:p text:style-name="P14"/>
          </table:table-cell>
        </table:table-row>
        <table:table-row table:style-name="Table2.1">
          <table:table-cell table:style-name="Table2.A2" office:value-type="string">
            <text:p text:style-name="P13"><text:sequence text:ref-name="refDrawing0" text:name="Drawing" text:formula="ooow:Drawing+1" style:num-format="1">1</text:sequence></text:p>
          </table:table-cell>
          <table:table-cell table:style-name="Table2.A2" office:value-type="string">
            <text:p text:style-name="P14"><text:user-field-get text:name="py3o.l.partner_id.ref">PartnerRef</text:user-field-get></text:p>
          </table:table-cell>
          <table:table-cell table:style-name="Table2.A2" office:value-type="string">
            <text:p text:style-name="P14"><text:user-field-get text:name="py3o.l.partner_id.display_name">PartnerDisplayName</text:user-field-get></text:p>
          </table:table-cell>
          <table:table-cell table:style-name="Table2.A2" office:value-type="string">
            <text:p text:style-name="P14"><text:user-field-get text:name="py3o.l.partner_id.zip">ZIP</text:user-field-get></text:p>
          </table:table-cell>
          <table:table-cell table:style-name="Table2.A2" office:value-type="string">
            <text:p text:style-name="P17"><text:a xlink:type="simple" xlink:href="py3o://if=%22l.picking_id.report_address%22" text:style-name="Internet_20_link" text:visited-style-name="Visited_20_Internet_20_Link"><text:span text:style-name="T4">if="l.picking_id.report_address"</text:span></text:a></text:p>
            <text:p text:style-name="P17"><text:a xlink:type="simple" xlink:href="py3o://function=%22format_multiline(l.picking_id.report_address)%22" text:style-name="Internet_20_link" text:visited-style-name="Visited_20_Internet_20_Link"><text:span text:style-name="T3">function="format_multiline(l.picking_id.report_address)"</text:span></text:a></text:p>
            <text:p text:style-name="P17"><text:a xlink:type="simple" xlink:href="py3o:///if" text:style-name="Internet_20_link" text:visited-style-name="Visited_20_Internet_20_Link"><text:span text:style-name="T3">/if</text:span></text:a></text:p>
          </table:table-cell>
          <table:table-cell table:style-name="Table2.A2" office:value-type="string">
            <text:p text:style-name="P14"><text:user-field-get text:name="py3o.l.partner_id.phone">Phone</text:user-field-get></text:p>
          </table:table-cell>
          <table:table-cell table:style-name="Table2.A2" office:value-type="string">
            <text:p text:style-name="P14"><text:user-field-get text:name="py3o.l.move_id.product_id.default_code">ProductCode</text:user-field-get></text:p>
          </table:table-cell>
          <table:table-cell table:style-name="Table2.A2" office:value-type="string">
            <text:p text:style-name="P14"><text:user-field-get text:name="py3o.l.move_id.product_id.name">ProductName</text:user-field-get></text:p>
          </table:table-cell>
          <table:table-cell table:style-name="Table2.A2" office:value-type="string">
            <text:p text:style-name="P15"><text:user-field-get text:name="py3o.l.report_qty">Quantity</text:user-field-get></text:p>
          </table:table-cell>
          <table:table-cell table:style-name="Table2.A2" office:value-type="string">
            <text:p text:style-name="P14"><text:user-field-get text:name="py3o.l.report_uom">Unit</text:user-field-get></text:p>
          </table:table-cell>
          <table:table-cell table:style-name="Table2.A2" office:value-type="string">
            <text:p text:style-name="P14"><text:user-field-get text:name="py3o.l.picking_id.delivery_due_report_date">DeliveryDueDate</text:user-field-get></text:p>
          </table:table-cell>
          <table:table-cell table:style-name="Table2.L2" office:value-type="string">
            <text:p text:style-name="P16"><text:a xlink:type="simple" xlink:href="py3o://if=%22l.move_id.note%22" text:style-name="Internet_20_link" text:visited-style-name="Visited_20_Internet_20_Link"><text:span text:style-name="T6">if="l.move_id.note"</text:span></text:a></text:p>
            <text:p text:style-name="P16"><text:a xlink:type="simple" xlink:href="py3o://function=%22format_multiline(l.move_id.note)%22" text:style-name="Internet_20_link" text:visited-style-name="Visited_20_Internet_20_Link"><text:span text:style-name="T5">function="format_multiline(l.move_id.note)"</text:span></text:a></text:p>
            <text:p text:style-name="P16"><text:a xlink:type="simple" xlink:href="py3o:///if" text:style-name="Internet_20_link" text:visited-style-name="Visited_20_Internet_20_Link"><text:span text:style-name="T5">/if</text:span></text:a></text:p>
          </table:table-cell>
        </table:table-row>
        <table:table-row table:style-name="Table2.1">
          <table:table-cell table:style-name="Table2.A2" office:value-type="string">
            <text:p text:style-name="P8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L2" office:value-type="string">
            <text:p text:style-name="P14"/>
          </table:table-cell>
        </table:table-row>
      </table:table>
      <text:p text:style-name="P6"/>
      <text:p text:style-name="P18"><text:user-field-get text:name="py3o.o.batch_id.instruction">Instruction</text:user-field-get></text:p>
      <text:p text:style-name="P3"><text:user-field-get text:name="py3o.o.company_id.name">Company Name</text:user-field-get></text:p>
      <text:p text:style-name="P3"><text:user-field-get text:name="py3o.o.batch_id.user_id.name">UserName</text:user-field-get></text:p>
      <text:p text:style-name="P1"><text:a xlink:type="simple" xlink:href="py3o:///for" text:style-name="Internet_20_link" text:visited-style-name="Visited_20_Internet_20_Link"><text:span text:style-name="T7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family="游ゴシック" style:font-style-name="標準" style:font-family-generic="modern" style:font-pitch="variable" fo:font-size="9pt" fo:language="en" fo:country="US" officeooo:rsid="0062d528" style:font-name-asian="游ゴシック" style:font-family-asian="游ゴシック" style:font-style-name-asian="標準" style:font-family-generic-asian="modern" style:font-pitch-asian="variable" style:font-size-asian="9pt" style:language-asian="ja" style:country-asian="JP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fo:color="#000000" style:text-outline="false" style:text-line-through-style="none" style:text-line-through-type="none" style:font-name="游ゴシック" fo:font-family="游ゴシック" style:font-style-name="標準" style:font-family-generic="modern" style:font-pitch="variable" fo:font-size="7pt" fo:font-style="normal" fo:text-shadow="none" style:text-underline-style="none" fo:font-weight="normal" style:font-name-asian="游ゴシック" style:font-family-asian="游ゴシック" style:font-style-name-asian="標準" style:font-family-generic-asian="modern" style:font-pitch-asian="variable" style:font-size-asian="7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0-30T14:44:27.186000000</dc:date>
    <meta:editing-duration>P3DT16H7M21S</meta:editing-duration>
    <meta:editing-cycles>569</meta:editing-cycles>
    <meta:generator>LibreOffice/6.1.5.2$Windows_X86_64 LibreOffice_project/90f8dcf33c87b3705e78202e3df5142b201bd805</meta:generator>
    <meta:document-statistic meta:table-count="2" meta:image-count="0" meta:object-count="0" meta:page-count="1" meta:paragraph-count="38" meta:word-count="70" meta:character-count="384" meta:non-whitespace-character-count="376"/>
  </office:meta>
</office:document-meta>
</file>